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159" officeooo:paragraph-rsid="0014a1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Serielle-Schnittstelle</text:p>
      <text:p text:style-name="P1"><text:tab/>→ Übertragung von einzelnen Bits nacheinander.</text:p>
      <text:p text:style-name="P1"/>
      <text:p text:style-name="P1">→ Parallele-Schnittstelle</text:p>
      <text:p text:style-name="P1"><text:tab/>→ Übertragung von mehreren Bits gleichzeitig.</text:p>
      <text:p text:style-name="P1"><text:tab/><text:tab/>→ Durch parallel laufende Leiterbahnen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1:40:01.110138098</meta:creation-date>
    <meta:generator>LibreOffice/6.4.7.2$Linux_X86_64 LibreOffice_project/40$Build-2</meta:generator>
    <dc:date>2022-07-08T11:42:56.739850042</dc:date>
    <meta:editing-duration>PT2M56S</meta:editing-duration>
    <meta:editing-cycles>1</meta:editing-cycles>
    <meta:document-statistic meta:table-count="0" meta:image-count="0" meta:object-count="0" meta:page-count="1" meta:paragraph-count="5" meta:word-count="21" meta:character-count="183" meta:non-whitespace-character-count="163"/>
  </office:meta>
</office:document-meta>
</file>